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f1cd1" officeooo:paragraph-rsid="000f1cd1"/>
    </style:style>
    <style:style style:name="P2" style:family="paragraph" style:parent-style-name="Heading_20_1">
      <style:text-properties officeooo:rsid="001130f9" officeooo:paragraph-rsid="001130f9"/>
    </style:style>
    <style:style style:name="P3" style:family="paragraph" style:parent-style-name="Heading_20_2">
      <style:text-properties officeooo:rsid="001130f9" officeooo:paragraph-rsid="001130f9"/>
    </style:style>
    <style:style style:name="P4" style:family="paragraph" style:parent-style-name="Heading_20_2">
      <style:text-properties officeooo:paragraph-rsid="001130f9"/>
    </style:style>
    <style:style style:name="P5" style:family="paragraph" style:parent-style-name="Heading_20_2">
      <style:text-properties officeooo:paragraph-rsid="0017525a"/>
    </style:style>
    <style:style style:name="P6" style:family="paragraph" style:parent-style-name="Heading_20_2">
      <style:text-properties officeooo:paragraph-rsid="001b515e"/>
    </style:style>
    <style:style style:name="P7" style:family="paragraph" style:parent-style-name="Heading_20_2">
      <style:text-properties officeooo:paragraph-rsid="001b96d0"/>
    </style:style>
    <style:style style:name="P8" style:family="paragraph" style:parent-style-name="Heading_20_3">
      <style:text-properties officeooo:rsid="00163777" officeooo:paragraph-rsid="00163777"/>
    </style:style>
    <style:style style:name="P9" style:family="paragraph" style:parent-style-name="Heading_20_4">
      <style:text-properties officeooo:rsid="000f1cd1" officeooo:paragraph-rsid="0017525a"/>
    </style:style>
    <style:style style:name="P10" style:family="paragraph" style:parent-style-name="Heading_20_4">
      <style:text-properties fo:font-weight="bold" officeooo:rsid="000f1cd1" officeooo:paragraph-rsid="001a99f1" style:font-weight-asian="bold" style:font-weight-complex="bold"/>
    </style:style>
    <style:style style:name="P11" style:family="paragraph" style:parent-style-name="Heading_20_4">
      <style:text-properties fo:font-weight="bold" officeooo:paragraph-rsid="001a9af2" style:font-weight-asian="bold" style:font-weight-complex="bold"/>
    </style:style>
    <style:style style:name="P12" style:family="paragraph" style:parent-style-name="Heading_20_4">
      <style:text-properties fo:font-weight="bold" officeooo:paragraph-rsid="001b515e" style:font-weight-asian="bold" style:font-weight-complex="bold"/>
    </style:style>
    <style:style style:name="P13" style:family="paragraph" style:parent-style-name="Standard">
      <style:text-properties officeooo:rsid="001130f9" officeooo:paragraph-rsid="001130f9"/>
    </style:style>
    <style:style style:name="P14" style:family="paragraph" style:parent-style-name="Standard">
      <style:text-properties officeooo:paragraph-rsid="00125319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125319" style:font-weight-asian="bold" style:font-weight-complex="bold"/>
    </style:style>
    <style:style style:name="P17" style:family="paragraph" style:parent-style-name="Standard">
      <style:text-properties fo:font-weight="bold" officeooo:paragraph-rsid="001383f4" style:font-weight-asian="bold" style:font-weight-complex="bold"/>
    </style:style>
    <style:style style:name="P18" style:family="paragraph" style:parent-style-name="Standard" style:list-style-name="L2">
      <style:text-properties fo:font-weight="bold" officeooo:rsid="001383f4" officeooo:paragraph-rsid="001383f4" style:font-weight-asian="bold" style:font-weight-complex="bold"/>
    </style:style>
    <style:style style:name="P19" style:family="paragraph" style:parent-style-name="Standard">
      <style:text-properties fo:font-weight="bold" officeooo:paragraph-rsid="00154e03" style:font-weight-asian="bold" style:font-weight-complex="bold"/>
    </style:style>
    <style:style style:name="P20" style:family="paragraph" style:parent-style-name="Standard">
      <style:text-properties fo:font-weight="bold" officeooo:paragraph-rsid="00163777" style:font-weight-asian="bold" style:font-weight-complex="bold"/>
    </style:style>
    <style:style style:name="P21" style:family="paragraph" style:parent-style-name="Standard">
      <style:text-properties officeooo:paragraph-rsid="00154e03"/>
    </style:style>
    <style:style style:name="P22" style:family="paragraph" style:parent-style-name="Standard">
      <style:text-properties officeooo:paragraph-rsid="00163777"/>
    </style:style>
    <style:style style:name="P23" style:family="paragraph" style:parent-style-name="Standard">
      <style:text-properties officeooo:paragraph-rsid="0017525a"/>
    </style:style>
    <style:style style:name="P24" style:family="paragraph" style:parent-style-name="Text_20_body" style:list-style-name="L1">
      <style:text-properties officeooo:rsid="000f1cd1" officeooo:paragraph-rsid="000f1cd1"/>
    </style:style>
    <style:style style:name="P25" style:family="paragraph" style:parent-style-name="Text_20_body" style:list-style-name="L1">
      <style:text-properties officeooo:rsid="0010e1c7" officeooo:paragraph-rsid="0010e1c7"/>
    </style:style>
    <style:style style:name="P26" style:family="paragraph" style:parent-style-name="Text_20_body">
      <style:text-properties officeooo:rsid="0010e1c7" officeooo:paragraph-rsid="0010e1c7"/>
    </style:style>
    <style:style style:name="P27" style:family="paragraph" style:parent-style-name="Text_20_body">
      <style:text-properties officeooo:rsid="001130f9" officeooo:paragraph-rsid="001130f9"/>
    </style:style>
    <style:style style:name="P28" style:family="paragraph" style:parent-style-name="Text_20_body">
      <style:text-properties officeooo:paragraph-rsid="001130f9"/>
    </style:style>
    <style:style style:name="P29" style:family="paragraph" style:parent-style-name="Text_20_body">
      <style:text-properties fo:font-weight="bold" officeooo:paragraph-rsid="0017525a" style:font-weight-asian="bold" style:font-weight-complex="bold"/>
    </style:style>
    <style:style style:name="P30" style:family="paragraph" style:parent-style-name="Text_20_body">
      <style:text-properties fo:font-weight="bold" officeooo:paragraph-rsid="00193956" style:font-weight-asian="bold" style:font-weight-complex="bold"/>
    </style:style>
    <style:style style:name="P31" style:family="paragraph" style:parent-style-name="Text_20_body">
      <style:text-properties fo:font-weight="bold" officeooo:rsid="00193956" officeooo:paragraph-rsid="00193956" style:font-weight-asian="bold" style:font-weight-complex="bold"/>
    </style:style>
    <style:style style:name="P32" style:family="paragraph" style:parent-style-name="Text_20_body" style:list-style-name="L4">
      <style:text-properties fo:font-weight="bold" officeooo:rsid="001a99f1" officeooo:paragraph-rsid="001a99f1" style:font-weight-asian="bold" style:font-weight-complex="bold"/>
    </style:style>
    <style:style style:name="P33" style:family="paragraph" style:parent-style-name="Text_20_body">
      <style:text-properties fo:font-weight="bold" officeooo:rsid="001a99f1" officeooo:paragraph-rsid="001a99f1" style:font-weight-asian="bold" style:font-weight-complex="bold"/>
    </style:style>
    <style:style style:name="P34" style:family="paragraph" style:parent-style-name="Text_20_body">
      <style:text-properties fo:font-weight="bold" officeooo:paragraph-rsid="001a99f1" style:font-weight-asian="bold" style:font-weight-complex="bold"/>
    </style:style>
    <style:style style:name="P35" style:family="paragraph" style:parent-style-name="Text_20_body">
      <style:text-properties fo:font-weight="bold" officeooo:paragraph-rsid="001a9af2" style:font-weight-asian="bold" style:font-weight-complex="bold"/>
    </style:style>
    <style:style style:name="P36" style:family="paragraph" style:parent-style-name="Text_20_body" style:list-style-name="L6">
      <style:text-properties fo:font-weight="bold" officeooo:rsid="001b515e" officeooo:paragraph-rsid="001b515e" style:font-weight-asian="bold" style:font-weight-complex="bold"/>
    </style:style>
    <style:style style:name="P37" style:family="paragraph" style:parent-style-name="Text_20_body">
      <style:text-properties fo:font-weight="bold" officeooo:rsid="001b515e" officeooo:paragraph-rsid="001b515e" style:font-weight-asian="bold" style:font-weight-complex="bold"/>
    </style:style>
    <style:style style:name="P38" style:family="paragraph" style:parent-style-name="Text_20_body">
      <style:text-properties fo:font-weight="bold" officeooo:rsid="001b515e" officeooo:paragraph-rsid="001b96d0" style:font-weight-asian="bold" style:font-weight-complex="bold"/>
    </style:style>
    <style:style style:name="P39" style:family="paragraph" style:parent-style-name="Text_20_body">
      <style:text-properties officeooo:paragraph-rsid="0017525a"/>
    </style:style>
    <style:style style:name="P40" style:family="paragraph" style:parent-style-name="Text_20_body" style:list-style-name="L5">
      <style:text-properties officeooo:rsid="001a99f1" officeooo:paragraph-rsid="001a99f1"/>
    </style:style>
    <style:style style:name="P41" style:family="paragraph" style:parent-style-name="Text_20_body">
      <style:text-properties officeooo:paragraph-rsid="001a99f1"/>
    </style:style>
    <style:style style:name="P42" style:family="paragraph" style:parent-style-name="Text_20_body">
      <style:text-properties officeooo:paragraph-rsid="001a9af2"/>
    </style:style>
    <style:style style:name="P43" style:family="paragraph" style:parent-style-name="Text_20_body">
      <style:text-properties officeooo:paragraph-rsid="001b515e"/>
    </style:style>
    <style:style style:name="P44" style:family="paragraph" style:parent-style-name="Text_20_body">
      <style:text-properties officeooo:rsid="001b515e" officeooo:paragraph-rsid="001b515e"/>
    </style:style>
    <style:style style:name="P45" style:family="paragraph" style:parent-style-name="Text_20_body">
      <style:text-properties officeooo:rsid="001b515e" officeooo:paragraph-rsid="001b96d0"/>
    </style:style>
    <style:style style:name="P46" style:family="paragraph" style:parent-style-name="Text_20_body">
      <style:text-properties officeooo:paragraph-rsid="001b96d0"/>
    </style:style>
    <style:style style:name="P47" style:family="paragraph" style:parent-style-name="Title">
      <style:text-properties officeooo:rsid="000f1cd1" officeooo:paragraph-rsid="000f1cd1"/>
    </style:style>
    <style:style style:name="T1" style:family="text">
      <style:text-properties officeooo:rsid="001130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0f9" style:font-weight-asian="normal" style:font-weight-complex="normal"/>
    </style:style>
    <style:style style:name="T4" style:family="text">
      <style:text-properties fo:font-weight="normal" officeooo:rsid="00125319" style:font-weight-asian="normal" style:font-weight-complex="normal"/>
    </style:style>
    <style:style style:name="T5" style:family="text">
      <style:text-properties fo:font-weight="normal" officeooo:rsid="001383f4" style:font-weight-asian="normal" style:font-weight-complex="normal"/>
    </style:style>
    <style:style style:name="T6" style:family="text">
      <style:text-properties fo:font-weight="normal" officeooo:rsid="00154e03" style:font-weight-asian="normal" style:font-weight-complex="normal"/>
    </style:style>
    <style:style style:name="T7" style:family="text">
      <style:text-properties fo:font-weight="normal" officeooo:rsid="00163777" style:font-weight-asian="normal" style:font-weight-complex="normal"/>
    </style:style>
    <style:style style:name="T8" style:family="text">
      <style:text-properties fo:font-weight="normal" officeooo:rsid="0017525a" style:font-weight-asian="normal" style:font-weight-complex="normal"/>
    </style:style>
    <style:style style:name="T9" style:family="text">
      <style:text-properties fo:font-weight="normal" officeooo:rsid="00193956" style:font-weight-asian="normal" style:font-weight-complex="normal"/>
    </style:style>
    <style:style style:name="T10" style:family="text">
      <style:text-properties fo:font-weight="normal" officeooo:rsid="001a99f1" style:font-weight-asian="normal" style:font-weight-complex="normal"/>
    </style:style>
    <style:style style:name="T11" style:family="text">
      <style:text-properties fo:font-weight="normal" officeooo:rsid="000f1cd1" style:font-weight-asian="normal" style:font-weight-complex="normal"/>
    </style:style>
    <style:style style:name="T12" style:family="text">
      <style:text-properties fo:font-weight="normal" officeooo:rsid="001a9af2" style:font-weight-asian="normal" style:font-weight-complex="normal"/>
    </style:style>
    <style:style style:name="T13" style:family="text">
      <style:text-properties fo:font-weight="normal" officeooo:rsid="001b515e" style:font-weight-asian="normal" style:font-weight-complex="normal"/>
    </style:style>
    <style:style style:name="T14" style:family="text">
      <style:text-properties fo:font-weight="normal" officeooo:rsid="001b96d0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30f9" style:font-weight-asian="bold" style:font-weight-complex="bold"/>
    </style:style>
    <style:style style:name="T17" style:family="text">
      <style:text-properties fo:font-weight="bold" officeooo:rsid="001383f4" style:font-weight-asian="bold" style:font-weight-complex="bold"/>
    </style:style>
    <style:style style:name="T18" style:family="text">
      <style:text-properties fo:font-weight="bold" officeooo:rsid="00125319" style:font-weight-asian="bold" style:font-weight-complex="bold"/>
    </style:style>
    <style:style style:name="T19" style:family="text">
      <style:text-properties fo:font-weight="bold" officeooo:rsid="00163777" style:font-weight-asian="bold" style:font-weight-complex="bold"/>
    </style:style>
    <style:style style:name="T20" style:family="text">
      <style:text-properties fo:font-weight="bold" officeooo:rsid="000f1cd1" style:font-weight-asian="bold" style:font-weight-complex="bold"/>
    </style:style>
    <style:style style:name="T21" style:family="text">
      <style:text-properties fo:font-weight="bold" officeooo:rsid="001a9af2" style:font-weight-asian="bold" style:font-weight-complex="bold"/>
    </style:style>
    <style:style style:name="T22" style:family="text">
      <style:text-properties fo:font-weight="bold" officeooo:rsid="001b515e" style:font-weight-asian="bold" style:font-weight-complex="bold"/>
    </style:style>
    <style:style style:name="T23" style:family="text">
      <style:text-properties fo:font-weight="bold" officeooo:rsid="001b96d0" style:font-weight-asian="bold" style:font-weight-complex="bold"/>
    </style:style>
    <style:style style:name="T24" style:family="text">
      <style:text-properties style:font-name="Liberation Sans" fo:font-size="16.1000003814697pt" fo:font-weight="bold" officeooo:rsid="001130f9" style:font-name-asian="Microsoft YaHei" style:font-size-asian="16.1000003814697pt" style:font-weight-asian="bold" style:font-name-complex="Arial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17525a" style:font-name-asian="Microsoft YaHei" style:font-size-asian="16.1000003814697pt" style:font-weight-asian="bold" style:font-name-complex="Arial" style:font-size-complex="16.1000003814697pt" style:font-weight-complex="bold"/>
    </style:style>
    <style:style style:name="T26" style:family="text">
      <style:text-properties style:font-name="Liberation Sans" fo:font-size="16.1000003814697pt" fo:font-weight="bold" officeooo:rsid="001b515e" style:font-name-asian="Microsoft YaHei" style:font-size-asian="16.1000003814697pt" style:font-weight-asian="bold" style:font-name-complex="Arial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1b96d0" style:font-name-asian="Microsoft YaHei" style:font-size-asian="16.1000003814697pt" style:font-weight-asian="bold" style:font-name-complex="Arial" style:font-size-complex="16.1000003814697pt" style:font-weight-complex="bold"/>
    </style:style>
    <style:style style:name="T28" style:family="text">
      <style:text-properties style:font-name="Liberation Sans" fo:font-size="13.3000001907349pt" fo:font-style="italic" officeooo:rsid="001a9af2" style:font-name-asian="Microsoft YaHei" style:font-size-asian="13.3000001907349pt" style:font-style-asian="italic" style:font-name-complex="Arial" style:font-size-complex="13.3000001907349pt" style:font-style-complex="italic"/>
    </style:style>
    <style:style style:name="T29" style:family="text">
      <style:text-properties officeooo:rsid="00125319"/>
    </style:style>
    <style:style style:name="T30" style:family="text">
      <style:text-properties officeooo:rsid="00154e03"/>
    </style:style>
    <style:style style:name="T31" style:family="text">
      <style:text-properties officeooo:rsid="00163777"/>
    </style:style>
    <style:style style:name="T32" style:family="text">
      <style:text-properties officeooo:rsid="0017525a"/>
    </style:style>
    <style:style style:name="T33" style:family="text">
      <style:text-properties officeooo:rsid="00193956"/>
    </style:style>
    <style:style style:name="T34" style:family="text">
      <style:text-properties officeooo:rsid="001a99f1"/>
    </style:style>
    <style:style style:name="T35" style:family="text">
      <style:text-properties officeooo:rsid="001a9af2"/>
    </style:style>
    <style:style style:name="T36" style:family="text">
      <style:text-properties officeooo:rsid="001b515e"/>
    </style:style>
    <style:style style:name="T37" style:family="text">
      <style:text-properties officeooo:rsid="001b96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ALTIN TOPLAMA OYUNU</text:p>
      <text:h text:style-name="P1" text:outline-level="1">Klasör Yapısı</text:h>
      <text:list xml:id="list3802932595" text:style-name="L1">
        <text:list-item>
          <text:p text:style-name="P24">Game</text:p>
          <text:list>
            <text:list-item>
              <text:p text:style-name="P24">Map</text:p>
              <text:list>
                <text:list-item>
                  <text:p text:style-name="P24">Abstract</text:p>
                  <text:list>
                    <text:list-item>
                      <text:p text:style-name="P24">IMap.cs <text:s/>(interface)</text:p>
                    </text:list-item>
                  </text:list>
                </text:list-item>
                <text:list-item>
                  <text:p text:style-name="P24">Concrete</text:p>
                  <text:list>
                    <text:list-item>
                      <text:p text:style-name="P24">Map.cs (class)</text:p>
                    </text:list-item>
                  </text:list>
                </text:list-item>
              </text:list>
            </text:list-item>
            <text:list-item>
              <text:p text:style-name="P24">Player</text:p>
              <text:list>
                <text:list-item>
                  <text:p text:style-name="P24">Abstract</text:p>
                  <text:list>
                    <text:list-item>
                      <text:p text:style-name="P24">IPlayer.cs (interface)</text:p>
                    </text:list-item>
                  </text:list>
                </text:list-item>
                <text:list-item>
                  <text:p text:style-name="P24">Concrete</text:p>
                  <text:list>
                    <text:list-item>
                      <text:p text:style-name="P24">Players</text:p>
                      <text:list>
                        <text:list-item>
                          <text:p text:style-name="P24">Aplayer.cs (class)</text:p>
                        </text:list-item>
                        <text:list-item>
                          <text:p text:style-name="P24">Bplayer.cs (class)</text:p>
                        </text:list-item>
                        <text:list-item>
                          <text:p text:style-name="P24">Cplayer.cs (class)</text:p>
                        </text:list-item>
                        <text:list-item>
                          <text:p text:style-name="P24">Dplayer.cs (class)</text:p>
                        </text:list-item>
                      </text:list>
                    </text:list-item>
                    <text:list-item>
                      <text:p text:style-name="P24">Player.cs (clas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Resource</text:p>
          <text:list>
            <text:list-item>
              <text:p text:style-name="P25">Resimler bulunuyor</text:p>
            </text:list-item>
          </text:list>
        </text:list-item>
        <text:list-item>
          <text:p text:style-name="P24">UI</text:p>
          <text:list>
            <text:list-item>
              <text:p text:style-name="P25">Start.cs (Form)</text:p>
            </text:list-item>
            <text:list-item>
              <text:p text:style-name="P25">GameScreen.cs (Form)</text:p>
            </text:list-item>
            <text:list-item>
              <text:p text:style-name="P25">ScoreBoard.cs (Form)</text:p>
            </text:list-item>
          </text:list>
        </text:list-item>
      </text:list>
      <text:p text:style-name="P26"/>
      <text:p text:style-name="P26"/>
      <text:h text:style-name="P2" text:outline-level="1"><text:soft-page-break/>Projede Bulunan <text:s/>Sınıflar ve Fonksiyonları</text:h>
      <text:h text:style-name="P3" text:outline-level="2">Class, Abstract, Interface Nedir?</text:h>
      <text:p text:style-name="Standard"><text:span text:style-name="T15">Interface</text:span>: Nesne yönelimli programlama dillerinde arayüz, değişik sınıflardan nesnelerin kategorize edilmesini sağlayan bir soyut tür çeşididir.</text:p>
      <text:p text:style-name="P13"><text:span text:style-name="T15"/></text:p>
      <text:p text:style-name="P13"><text:span text:style-name="T15">Abstract</text:span>: Abstract Meto<text:span text:style-name="T32">t</text:span>, sadece Abstract Class'ların içerisinde tanımlanabilen, tanımlanırken gövde bulundurmayan, daha sonra içerisinde bulunduğu Abstract Class kalıtılırken override edilen Metotlardır. Abstract Metotlar, Private olarak tanımlanamaz.</text:p>
      <text:p text:style-name="P13"><text:span text:style-name="T15"/></text:p>
      <text:p text:style-name="P13"><text:span text:style-name="T15">Class</text:span>: Sınıf, nesne yönelimli programlama dillerinde nesnelerin özelliklerini, davranışlarını ve başlangıç durumlarını tanımlamak için kullanılan şablonlara verilen addır. Bir sınıftan türetilmiş bir nesne ise o sınıfın örneği olarak tanımlanır. Sınıflar genelde şahıs, yer ya da bir nesnenin ismini temsil ederler.</text:p>
      <text:p text:style-name="P13"/>
      <text:p text:style-name="P13"/>
      <text:h text:style-name="P3" text:outline-level="2">Map/Abstract/IMap.cs (Interface)</text:h>
      <text:p text:style-name="P27">Map sınıfını kategorize etmek için kullanılan bir sınıftır. Map sınıfı içerisinde bulunması gerek metotları belirtmektedir.</text:p>
      <text:h text:style-name="P4" text:outline-level="2"><text:span text:style-name="T1">Map/</text:span><text:span text:style-name="T24">Concrete</text:span><text:span text:style-name="T1">/Map.cs (</text:span><text:span text:style-name="T24">Class</text:span><text:span text:style-name="T1">)</text:span></text:h>
      <text:p text:style-name="Standard"><text:s/>IMap interface inden kalıtım almaktadır.</text:p>
      <text:p text:style-name="Standard"/>
      <text:h text:style-name="Heading_20_4" text:outline-level="4">GET Metotları</text:h>
      <text:p text:style-name="Standard"/>
      <text:p text:style-name="Standard"><text:span text:style-name="T15">string[,]</text:span> <text:span text:style-name="T16">GetMap()</text:span><text:span text:style-name="T3">: Oyun haritasını 2 boyutlu string tipinde dizi olarak geri döndürür.</text:span></text:p>
      <text:p text:style-name="P14"><text:span text:style-name="T15"/></text:p>
      <text:p text:style-name="P14"><text:span text:style-name="T15">int[,] GetGoldMap()</text:span><text:span text:style-name="T2">: </text:span><text:span text:style-name="T4">Oyunda bulunan altınların haritasını </text:span><text:span text:style-name="T3">2 boyutlu </text:span><text:span text:style-name="T4">int</text:span><text:span text:style-name="T3"> tipinde dizi olarak geri döndürür.</text:span></text:p>
      <text:p text:style-name="P16"/>
      <text:p text:style-name="P16">int[,] GetPrivateGoldMap()<text:span text:style-name="T2">: </text:span><text:span text:style-name="T4">Oyunda bulunan gizli altınların haritasını </text:span><text:span text:style-name="T3">2 boyutlu </text:span><text:span text:style-name="T4">int</text:span><text:span text:style-name="T3"> tipinde dizi olarak geri döndürür.</text:span></text:p>
      <text:p text:style-name="P16"/>
      <text:p text:style-name="P16">int[] GetPlayerTarget(string playerName)<text:span text:style-name="T2">: </text:span><text:span text:style-name="T4">Parametre olarak gönderilen oyuncunun hedeflediği altının koordinat bilgilerini dizi olarak geriye döndürür.(0 indexi </text:span><text:span text:style-name="T29">Y</text:span><text:span text:style-name="T4"> düzlemindeki koordinatı, 1 indexi </text:span><text:span text:style-name="T29">X</text:span><text:span text:style-name="T4"> düzlemindeki koordinatı temsil eder.)</text:span></text:p>
      <text:p text:style-name="P16"/>
      <text:p text:style-name="P16">int GetPlayerRemainingSteps(string playerName)<text:span text:style-name="T2">: </text:span><text:span text:style-name="T4">Parametre olarak gönderilen oyuncunun hedeflediği altına kalan adım sayısını geriye döndürür.</text:span></text:p>
      <text:p text:style-name="P16"><text:span text:style-name="T4"/></text:p>
      <text:p text:style-name="P16">int GetGoldCount()<text:span text:style-name="T2">: </text:span><text:span text:style-name="T4">Oyun alanında bulunan görünür altınların sayısını geriye döndürür.</text:span></text:p>
      <text:p text:style-name="Standard"/>
      <text:p text:style-name="P14"><text:span text:style-name="T15">int GetPrivateGoldCount()</text:span><text:span text:style-name="T2">: </text:span><text:span text:style-name="T4">Oyun alanında bulunan gizli altınların sayısını geriye döndürür.</text:span></text:p>
      <text:p text:style-name="Standard"/>
      <text:p text:style-name="P14"><text:span text:style-name="T15">string GetMapPointValue(int CordY, int CordX)</text:span><text:span text:style-name="T2">: </text:span><text:span text:style-name="T4">2 boyutlu </text:span><text:span text:style-name="T18">Harita</text:span><text:span text:style-name="T4"> dizisi üzerinde girilen koordinat parametrelerinde bulunan değeri geri döndürür.</text:span></text:p>
      <text:p text:style-name="Standard"/>
      <text:p text:style-name="P14"><text:soft-page-break/><text:span text:style-name="T15">int GetGoldPointValue(int CordY, int CordX)</text:span><text:span text:style-name="T2">: </text:span><text:span text:style-name="T4">2 boyutlu </text:span><text:span text:style-name="T18">Altın Haritası</text:span><text:span text:style-name="T4"> dizisi üzerinde girilen koordinat parametlerinde bulunan altın değerini geri döndürür.</text:span></text:p>
      <text:p text:style-name="Standard"/>
      <text:p text:style-name="P14"><text:span text:style-name="T15">int GetPrivateGoldPointValue(int CordY, int CordX)</text:span><text:span text:style-name="T2">: </text:span><text:span text:style-name="T4">2 boyutlu </text:span><text:span text:style-name="T17">Gizli </text:span><text:span text:style-name="T18">Altın Haritası</text:span><text:span text:style-name="T4"> dizisi üzerinde girilen koordinat parametlerinde bulunan </text:span><text:span text:style-name="T5">gizli </text:span><text:span text:style-name="T4">altın değerini geri döndürür.</text:span></text:p>
      <text:p text:style-name="Standard"/>
      <text:p text:style-name="P17">int GetGameOrder()<text:span text:style-name="T2">: </text:span><text:span text:style-name="T5">Oyun sırasının hangi oyuncuda olduğunu geriye döndürür. </text:span></text:p>
      <text:list xml:id="list220184889" text:style-name="L2">
        <text:list-item>
          <text:p text:style-name="P18"><text:span text:style-name="T2">A</text:span></text:p>
        </text:list-item>
        <text:list-item>
          <text:p text:style-name="P18"><text:span text:style-name="T2">B</text:span></text:p>
        </text:list-item>
        <text:list-item>
          <text:p text:style-name="P18"><text:span text:style-name="T2">C</text:span></text:p>
        </text:list-item>
        <text:list-item>
          <text:p text:style-name="P18"><text:span text:style-name="T2">D</text:span></text:p>
        </text:list-item>
      </text:list>
      <text:p text:style-name="P21"/>
      <text:p text:style-name="P21"><text:span text:style-name="T15">bool IsFull()</text:span><text:span text:style-name="T2">: </text:span><text:span text:style-name="T6">Oyun haritası tamamen dolu olup olmadığını geriye döndürür. </text:span></text:p>
      <text:p text:style-name="P19"><text:span text:style-name="T6"><text:tab/></text:span><text:span text:style-name="T30">False</text:span><text:span text:style-name="T6"> = Haritada boş yer var.</text:span></text:p>
      <text:p text:style-name="P19"><text:span text:style-name="T6"><text:tab/></text:span><text:span text:style-name="T30">True</text:span><text:span text:style-name="T6"> = Harita tamamen dolu.</text:span></text:p>
      <text:p text:style-name="Standard"/>
      <text:p text:style-name="P19">bool GetgameOver()<text:span text:style-name="T2">: </text:span><text:span text:style-name="T6">Oyunun bitip bitmediğini geriye döndürür.</text:span></text:p>
      <text:p text:style-name="P19"><text:span text:style-name="T6"><text:tab/></text:span><text:span text:style-name="T30">False</text:span><text:span text:style-name="T6"> = Oyun bitmedi.</text:span></text:p>
      <text:p text:style-name="P19"><text:span text:style-name="T6"><text:tab/></text:span><text:span text:style-name="T30">True</text:span><text:span text:style-name="T6"> = Oyun bitti.</text:span></text:p>
      <text:p text:style-name="P19"><text:span text:style-name="T6"/></text:p>
      <text:p text:style-name="P19"><text:span text:style-name="T30">string GetgameOverReason</text:span><text:span text:style-name="T6">(): Oyunun bitiş sebebini metin olarak geriye döndürür.</text:span></text:p>
      <text:p text:style-name="P19"><text:span text:style-name="T6"/></text:p>
      <text:p text:style-name="P19">string GetMapString()<text:span text:style-name="T2">: </text:span><text:span text:style-name="T6"><text:s/>Oyun haritasını string tipine dönüştürerek geriye döndürür.</text:span></text:p>
      <text:p text:style-name="P21"/>
      <text:h text:style-name="Heading_20_4" text:outline-level="4">SET Metotları</text:h>
      <text:p text:style-name="P21"><text:span text:style-name="T19">void </text:span><text:span text:style-name="T15">SetPlayerTarget(int targetY, int targetX, string playerName)</text:span><text:span text:style-name="T2">: </text:span><text:span text:style-name="T6">Parametre olarak gelen koordinatları parametre olarak gelen oyuncuya hedef olarak belirler.</text:span></text:p>
      <text:p text:style-name="P21"><text:span text:style-name="T6"/></text:p>
      <text:p text:style-name="P19">void SetPlayerRemainingSteps(int steps, string playerName)<text:span text:style-name="T2">: </text:span><text:span text:style-name="T7">Parametre olarak gelen adım sayısı ve oyuncu adına ait bilgiler ile oyuncunun hedefe kalan adam sayısını değiştirir.</text:span></text:p>
      <text:p text:style-name="P19"><text:span text:style-name="T7"/></text:p>
      <text:p text:style-name="P20">void SetGameOrder()<text:span text:style-name="T2">: </text:span><text:span text:style-name="T7">Oyun sırasını değiştirir.</text:span></text:p>
      <text:p text:style-name="Standard"/>
      <text:p text:style-name="Standard"/>
      <text:h text:style-name="Heading_20_4" text:outline-level="4">REMOVE Metotları</text:h>
      <text:p text:style-name="Standard"><text:s text:c="7"/></text:p>
      <text:p text:style-name="P20">void RemovePlayersIsDeath(int gameOrder)<text:span text:style-name="T2">: </text:span><text:span text:style-name="T7">Parametre olarak gelen sırayı kontrol eder ve altını bitip oyunu kaybeden oyuncuyu sıradan çıkartır.</text:span></text:p>
      <text:p text:style-name="P20"><text:span text:style-name="T7"/></text:p>
      <text:p text:style-name="P20">void RemoveGoldPoint(int CordY, int CordX)<text:span text:style-name="T2">: </text:span><text:span text:style-name="T7">Parametre olarak girilen koordinatları </text:span><text:span text:style-name="T31">Altın Haritası</text:span><text:span text:style-name="T7">nda 0 olarak değiştirir.</text:span></text:p>
      <text:p text:style-name="Standard"/>
      <text:p text:style-name="P20">void RemovePrivateGoldPoint(int yCord, int xCord)<text:span text:style-name="T2">: </text:span><text:span text:style-name="T7">Parametre olarak girilen koordinatları </text:span><text:span text:style-name="T31">Gizli Altın Haritası</text:span><text:span text:style-name="T7">nda 0 olarak değiştirir.</text:span></text:p>
      <text:p text:style-name="Standard"/>
      <text:h text:style-name="P8" text:outline-level="3">UPDATE Metotları</text:h>
      <text:p text:style-name="P20">void UpdateGoldMapPoint(int CordY, int CordX, int data)<text:span text:style-name="T2">: </text:span><text:span text:style-name="T31">Altın</text:span><text:span text:style-name="T7"> haritasında parametre olarak gelen koordinatlardaki değeri parametre olarak gelen </text:span><text:span text:style-name="T31">data</text:span><text:span text:style-name="T7"> değeri ile değiştirir.</text:span></text:p>
      <text:p text:style-name="P20"><text:span text:style-name="T7"/></text:p>
      <text:p text:style-name="P20"><text:soft-page-break/>void UpdateMapPointData(int CordY, int CordX, string data)<text:span text:style-name="T2">:</text:span><text:span text:style-name="T31">Tüm ögelerin bulunduğu haritayı</text:span><text:span text:style-name="T7"> parametre olarak gelen koordinatlardaki değeri parametre olarak gelen </text:span><text:span text:style-name="T31">data</text:span><text:span text:style-name="T7"> değeri ile değiştirir.</text:span></text:p>
      <text:p text:style-name="Standard"><text:s text:c="6"/></text:p>
      <text:p text:style-name="P22"><text:span text:style-name="T15">void UpdatePrivateGoldMapPoint(int CordY, int CordX, int data)</text:span>: <text:span text:style-name="T19">Gizli Altın</text:span><text:span text:style-name="T7"> haritasında parametre olarak gelen koordinatlardaki değeri parametre olarak gelen </text:span><text:span text:style-name="T19">data</text:span><text:span text:style-name="T7"> değeri ile değiştirir.</text:span></text:p>
      <text:p text:style-name="Standard"><text:s text:c="7"/></text:p>
      <text:p text:style-name="P20">void AddPlayer(int CordY, int CordX, string PlayerCode)<text:span text:style-name="T2">: </text:span><text:span text:style-name="T8">Parametre olarak gelen koordinatlara <text:s/>parametre olarak gelen oyuncuyu ekler.</text:span></text:p>
      <text:p text:style-name="Standard"/>
      <text:p text:style-name="P23"><text:span text:style-name="T15">void AddAllGold(int GoldRate, int PrivateGoldRate)</text:span><text:span text:style-name="T2">: </text:span><text:span text:style-name="T8">Oyuna parametre olarak ?% altın ve bu altınların ?% kaçının gizli olacağı parametre olarak gelmektedir. Bu hesaplamaların ardından altınlar haritalarına eklenecektir.</text:span></text:p>
      <text:p text:style-name="P28"/>
      <text:p text:style-name="Standard"/>
      <text:h text:style-name="P5" text:outline-level="2"><text:span text:style-name="T25">Player</text:span><text:span text:style-name="T1">/Abstract/I</text:span><text:span text:style-name="T32">Player</text:span><text:span text:style-name="T1">.cs (Interface)</text:span></text:h>
      <text:p text:style-name="P39"><text:span text:style-name="T32">Player</text:span><text:span text:style-name="T1"> sınıfını kategorize etmek için kullanılan bir sınıftır. </text:span><text:span text:style-name="T32">Player</text:span><text:span text:style-name="T1"> sınıfı içerisinde bulunması gerek metotları belirtmektedir.</text:span></text:p>
      <text:h text:style-name="P5" text:outline-level="2"><text:span text:style-name="T25">Player</text:span><text:span text:style-name="T1">/</text:span><text:span text:style-name="T24">Concrete</text:span><text:span text:style-name="T1">/</text:span><text:span text:style-name="T25">IPlayer.cs</text:span><text:span text:style-name="T1"> (</text:span><text:span text:style-name="T24">Class</text:span><text:span text:style-name="T1">)</text:span></text:h>
      <text:p text:style-name="P23"><text:s/><text:span text:style-name="T33">IPlayer</text:span> interface inden kalıtım almaktadır.</text:p>
      <text:p text:style-name="P23"/>
      <text:h text:style-name="P9" text:outline-level="4">GET Metotları</text:h>
      <text:p text:style-name="P15">int[,] GetPlayerMatris()<text:span text:style-name="T2">: </text:span><text:span text:style-name="T9">Oyuncunun konumunun bulunduğu int tipinde 2 boyutlu diziyi geriye döndürür.</text:span></text:p>
      <text:p text:style-name="P39"/>
      <text:p text:style-name="P30">string GetPlayerMapString()<text:span text:style-name="T2">: </text:span><text:span text:style-name="T9">Oyuncunun konumunun bulunduğu diziyi string bir formata çevirerek geriye döndürür. Oyuncu loglarını oluşturmak için kullanılacaktır.</text:span></text:p>
      <text:p text:style-name="P30"><text:span text:style-name="T9"/></text:p>
      <text:p text:style-name="P29">int GetPlayerGold()<text:span text:style-name="T2">: </text:span><text:span text:style-name="T9">Oyuncunun kasasında bulunan altın miktarını geriye döndürür.</text:span></text:p>
      <text:p text:style-name="P29"><text:span text:style-name="T9"/></text:p>
      <text:p text:style-name="P29"><text:span text:style-name="T33">int GetGoldEarnedOnReachTarget()</text:span><text:span text:style-name="T9">: Oyuncunun hedeflediği altına ulaştığında kazanacağı altın miktarını geriye döndürür.</text:span></text:p>
      <text:p text:style-name="P29"><text:span text:style-name="T9"/></text:p>
      <text:p text:style-name="P29"><text:span text:style-name="T33">int[] GetLastCord()</text:span><text:span text:style-name="T9">: Oyuncunun oyun alanında bulunduğu son koordinat bilgisini dizi olarak geriye döndürür.</text:span></text:p>
      <text:list xml:id="list1609651942" text:style-name="L5">
        <text:list-item>
          <text:p text:style-name="P40"><text:span text:style-name="T2">Y Koordinatı</text:span></text:p>
        </text:list-item>
        <text:list-item>
          <text:p text:style-name="P40"><text:span text:style-name="T2">X Koordinatı</text:span></text:p>
        </text:list-item>
      </text:list>
      <text:p text:style-name="P31"><text:span text:style-name="T2">olarak belirlenmiştir.</text:span></text:p>
      <text:p text:style-name="P31"><text:span text:style-name="T2"/></text:p>
      <text:p text:style-name="P31"><text:soft-page-break/>int GetSearchCost()<text:span text:style-name="T2">: Oyuncunun hedef belirleme maliyetini geriye döndürür.</text:span></text:p>
      <text:p text:style-name="P31"><text:span text:style-name="T2"/></text:p>
      <text:p text:style-name="P31">int GetRemainingSteps()<text:span text:style-name="T2">: Oyuncunun hedefine kalan hamle sayısını geriye döndürür.</text:span></text:p>
      <text:p text:style-name="P31"><text:span text:style-name="T2"/></text:p>
      <text:p text:style-name="P31">List&lt;string&gt; GetLog()<text:span text:style-name="T2">: Oyuncunun oyun sırasında yaptığı tüm işlemlerin kaydını geriye döndürür.</text:span></text:p>
      <text:p text:style-name="P31"><text:span text:style-name="T2"/></text:p>
      <text:p text:style-name="P31">int[] GetTargetedGoldCord()<text:span text:style-name="T2">: Oyuncunun hedeflediği altının bulunduğu koordinat bilgisini geriye döndürür.</text:span></text:p>
      <text:list xml:id="list2536731569" text:style-name="L4">
        <text:list-item>
          <text:p text:style-name="P32"><text:span text:style-name="T2">Y Koordinatı</text:span></text:p>
        </text:list-item>
        <text:list-item>
          <text:p text:style-name="P32"><text:span text:style-name="T2">X Koordinatı</text:span></text:p>
        </text:list-item>
      </text:list>
      <text:p text:style-name="P33"><text:span text:style-name="T2">olarak belirlenmiştir.</text:span></text:p>
      <text:p text:style-name="P33"><text:span text:style-name="T2"/></text:p>
      <text:p text:style-name="P33">int GetTargetedGoldValue()<text:span text:style-name="T2">: Hedeflenen altının değerini geriye döndürür.</text:span></text:p>
      <text:p text:style-name="P33"><text:span text:style-name="T2"/></text:p>
      <text:h text:style-name="P10" text:outline-level="4"><text:span text:style-name="T34">SET</text:span> Metotları</text:h>
      <text:p text:style-name="P41"><text:span text:style-name="T20"/></text:p>
      <text:p text:style-name="P41"><text:span text:style-name="T20">void SetPlayerGold(int gold)</text:span><text:span text:style-name="T11">: </text:span><text:span text:style-name="T10">Oyuncunun kasasında bulunacak altın değerini belirler. Parametre olarak gelen değeri atama yapar.</text:span></text:p>
      <text:p text:style-name="P41"><text:span text:style-name="T10"/></text:p>
      <text:p text:style-name="P34">void SetLog(string log)<text:span text:style-name="T2">: </text:span><text:span text:style-name="T10">Parametre olarak gelen hareket bilgisini, oyuncunun işlem geçmişine ekler.</text:span></text:p>
      <text:p text:style-name="P34"><text:span text:style-name="T34">void SetGoldEarnedOnReachTarget(int gold)</text:span><text:span text:style-name="T10">: Hedeflenen altına ulaştığında elde edeceği altın miktarını belirler.</text:span></text:p>
      <text:p text:style-name="P34"><text:span text:style-name="T10"/></text:p>
      <text:p text:style-name="P35"><text:span text:style-name="T34">void SetRemainingSteps(int remainingSteps)</text:span><text:span text:style-name="T10">: Hedeflenen altına ulaş</text:span><text:span text:style-name="T12">abilmesi için kalan hamle sayısını atama yapar.</text:span></text:p>
      <text:p text:style-name="P35"><text:span text:style-name="T12"/></text:p>
      <text:p text:style-name="P42"><text:span text:style-name="T21">void SetTargetedGoldCord(int CordY, int CordX)</text:span><text:span text:style-name="T12">: <text:s/></text:span><text:span text:style-name="T10">Hedeflenen altın</text:span><text:span text:style-name="T12">ın koordinat bilgilerine atama yapar.</text:span></text:p>
      <text:p text:style-name="P42"><text:span text:style-name="T12"/></text:p>
      <text:p text:style-name="P35">void SetTargetedGoldValue(int goldValue)<text:span text:style-name="T2">: </text:span><text:span text:style-name="T10">Hedeflenen altın</text:span><text:span text:style-name="T12">ın</text:span><text:span text:style-name="T10"> </text:span><text:span text:style-name="T12">değerini atama yapar.</text:span></text:p>
      <text:p text:style-name="P29"/>
      <text:p text:style-name="P29"><text:span text:style-name="T33">void SetPlayerMapValue(int CordY, int CordX, int data)</text:span><text:span text:style-name="T9">: </text:span><text:span text:style-name="T12">Oyuncu haritasında gelen parametrelerdeki koordinatlara değer ataması yapar.</text:span></text:p>
      <text:p text:style-name="P29"><text:soft-page-break/><text:span text:style-name="T12"/></text:p>
      <text:h text:style-name="P11" text:outline-level="4"><text:span text:style-name="T28">UPDATE</text:span><text:span text:style-name="T35"> Metotları</text:span></text:h>
      <text:p text:style-name="P42"><text:span text:style-name="T21">void UpdatePlayerGoldValue(int gold)</text:span><text:span text:style-name="T12">: Oyuncunun kasasındaki altına ekleme veya çıkartma işlemi yapar.</text:span></text:p>
      <text:p text:style-name="P42"><text:span text:style-name="T12"/></text:p>
      <text:p text:style-name="P35">void UpdateCord(int yCord, int xCord)<text:span text:style-name="T2">: </text:span><text:span text:style-name="T12">Oyuncunun koordinatını parametre olarak gelen koordinatlar ile değiştirir.</text:span></text:p>
      <text:p text:style-name="P42"><text:span text:style-name="T21"/></text:p>
      <text:h text:style-name="P11" text:outline-level="4"><text:span text:style-name="T35">GAME FUNCTION Metotları</text:span></text:h>
      <text:p text:style-name="P35"/>
      <text:p text:style-name="P35">abstract void SearchForGold(IMap map)<text:span text:style-name="T2">: </text:span><text:span text:style-name="T12">Her oyuncu için özel olarak yazılacak bir metottur. Oyuncunun hedefini belirler.</text:span></text:p>
      <text:p text:style-name="P35"><text:span text:style-name="T12"/></text:p>
      <text:p text:style-name="P42"><text:span text:style-name="T15">void PrivateGoldShow(char duzlem, int hareket, IMap map)</text:span><text:span text:style-name="T2">: </text:span><text:span text:style-name="T13">Parametre olarak gelen düzlem üzerinde, parametre olarak gelen hareket değeri kadar ilerler ve o aralık içerisinde gizli altın varsa görünür yapar.</text:span></text:p>
      <text:p text:style-name="P42"><text:span text:style-name="T13"/></text:p>
      <text:p text:style-name="P35"><text:span text:style-name="T36">void Move(IMap map)</text:span><text:span text:style-name="T13">: <text:s/>Oyuncuyu hedefine doğru hareket ettirir.</text:span></text:p>
      <text:p text:style-name="P35"><text:span text:style-name="T13"/></text:p>
      <text:p text:style-name="P35"><text:span text:style-name="T36">bool IsDeath()</text:span><text:span text:style-name="T13">: Oyuncunun kasasında bulunan altın durumuna göre oyunda kalıp kalamayacağını belirler.</text:span></text:p>
      <text:list xml:id="list1712558453" text:style-name="L6">
        <text:list-item>
          <text:p text:style-name="P36"><text:span text:style-name="T2">Altın değeri sıfıra küçükse veya sıfıra eşitse TRUE</text:span></text:p>
        </text:list-item>
        <text:list-item>
          <text:p text:style-name="P36"><text:span text:style-name="T2">Altın değeri sıfırdan büyükse FALSE</text:span></text:p>
        </text:list-item>
      </text:list>
      <text:p text:style-name="P37"><text:span text:style-name="T2"/></text:p>
      <text:h text:style-name="P12" text:outline-level="4"><text:span text:style-name="T35">WRITE TXT Metotları</text:span></text:h>
      <text:p text:style-name="P43"><text:span text:style-name="T21"/></text:p>
      <text:p text:style-name="P43"><text:span text:style-name="T21">void CreateFolder()</text:span><text:span text:style-name="T12">: </text:span><text:span text:style-name="T13">Oyun kayıtlarının çıktı olarak tutulacağı klasör yok ise oluşturur.</text:span></text:p>
      <text:p text:style-name="P42"><text:span text:style-name="T21"/></text:p>
      <text:p text:style-name="P35">void WriteToFile(string maptext)<text:span text:style-name="T2">: </text:span><text:span text:style-name="T13">Oyunun başlangıç haritasını ve oyuncunun işlem geçmişini txt dosyasına yazar.</text:span></text:p>
      <text:p text:style-name="P42"><text:span text:style-name="T21"/></text:p>
      <text:h text:style-name="P6" text:outline-level="2"><text:soft-page-break/><text:span text:style-name="T25">Player</text:span><text:span text:style-name="T1">/</text:span><text:span text:style-name="T24">Concrete</text:span><text:span text:style-name="T26">/Players/APlayer</text:span><text:span text:style-name="T25">.cs</text:span><text:span text:style-name="T1"> (</text:span><text:span text:style-name="T24">Class</text:span><text:span text:style-name="T1">)</text:span></text:h>
      <text:p text:style-name="P44">Player.cs sınıfından kalıtım almaktadır. Player sınıfında bulunan <text:span text:style-name="T15">SearchForGold(IMap map) </text:span><text:span text:style-name="T2">abstract metodunu bulundurmak zorundadır.</text:span></text:p>
      <text:p text:style-name="P44"/>
      <text:p text:style-name="P37">public override void SearchForGold(IMap map)<text:span text:style-name="T2">: </text:span><text:span text:style-name="T14">Kendine en yakın uzaklıktaki altını hedefler.</text:span></text:p>
      <text:p text:style-name="P37"><text:span text:style-name="T14"/></text:p>
      <text:h text:style-name="P7" text:outline-level="2"><text:span text:style-name="T25">Player</text:span><text:span text:style-name="T1">/</text:span><text:span text:style-name="T24">Concrete</text:span><text:span text:style-name="T26">/Players/</text:span><text:span text:style-name="T27">B</text:span><text:span text:style-name="T26">Player</text:span><text:span text:style-name="T25">.cs</text:span><text:span text:style-name="T1"> (</text:span><text:span text:style-name="T24">Class</text:span><text:span text:style-name="T1">)</text:span></text:h>
      <text:p text:style-name="P45">Player.cs sınıfından kalıtım almaktadır. Player sınıfında bulunan <text:span text:style-name="T15">SearchForGold(IMap map) </text:span><text:span text:style-name="T2">abstract metodunu bulundurmak zorundadır.</text:span></text:p>
      <text:p text:style-name="P45"/>
      <text:p text:style-name="P38">override void SearchForGold(IMap map)<text:span text:style-name="T2">: </text:span><text:span text:style-name="T14"><text:s/>En karlı olan altın kareyi hedefler. Altının uzaklığı ve altın miktarını dikkate alarak belirler.</text:span></text:p>
      <text:p text:style-name="P38"><text:span text:style-name="T14"/></text:p>
      <text:h text:style-name="P7" text:outline-level="2"><text:span text:style-name="T25">Player</text:span><text:span text:style-name="T1">/</text:span><text:span text:style-name="T24">Concrete</text:span><text:span text:style-name="T26">/Players/</text:span><text:span text:style-name="T27">C</text:span><text:span text:style-name="T26">Player</text:span><text:span text:style-name="T25">.cs</text:span><text:span text:style-name="T1"> (</text:span><text:span text:style-name="T24">Class</text:span><text:span text:style-name="T1">)</text:span></text:h>
      <text:p text:style-name="P45">Player.cs sınıfından kalıtım almaktadır. Player sınıfında bulunan <text:span text:style-name="T15">SearchForGold(IMap map) </text:span><text:span text:style-name="T2">abstract metodunu bulundurmak zorundadır.</text:span></text:p>
      <text:p text:style-name="P45"/>
      <text:p text:style-name="P38">public void PrivateGoldShow(IMap map)<text:span text:style-name="T2">: </text:span><text:span text:style-name="T14">K</text:span><text:span text:style-name="T2">endisine en yakın belli sayıdaki gizlenmiş</text:span></text:p>
      <text:p text:style-name="P38"><text:span text:style-name="T2">altınların olduğu kutuları açar.</text:span></text:p>
      <text:p text:style-name="P45"/>
      <text:p text:style-name="P46"><text:span text:style-name="T22">override void SearchForGold(IMap map)</text:span><text:span text:style-name="T13">: </text:span><text:span text:style-name="T14"><text:s/>İlk olarak </text:span><text:span text:style-name="T22">PrivateGoldShow</text:span><text:span text:style-name="T13"> </text:span><text:span text:style-name="T23"><text:s/></text:span><text:span text:style-name="T14">metodunu çağırır ardından, En karlı olan altın kareyi hedefler. Altının uzaklığı ve altın miktarını dikkate alarak belirler.</text:span></text:p>
      <text:p text:style-name="P46"><text:span text:style-name="T14"/></text:p>
      <text:h text:style-name="P7" text:outline-level="2"><text:span text:style-name="T25">Player</text:span><text:span text:style-name="T1">/</text:span><text:span text:style-name="T24">Concrete</text:span><text:span text:style-name="T26">/Players/</text:span><text:span text:style-name="T27">D</text:span><text:span text:style-name="T26">Player</text:span><text:span text:style-name="T25">.cs</text:span><text:span text:style-name="T1"> (</text:span><text:span text:style-name="T24">Class</text:span><text:span text:style-name="T1">)</text:span></text:h>
      <text:p text:style-name="P45">Player.cs sınıfından kalıtım almaktadır. Player sınıfında bulunan <text:span text:style-name="T15">SearchForGold(IMap map) </text:span><text:span text:style-name="T2">abstract metodunu bulundurmak zorundadır.</text:span></text:p>
      <text:p text:style-name="P45"/>
      <text:p text:style-name="P46"><text:span text:style-name="T23">override void SearchForGold(IMap map)</text:span><text:span text:style-name="T14">: <text:s/>Diğer oyuncuların yapacağı hamleleri önceden sezme yeteneği bulunur. Diğer oyuncuların hedeflediği altınlara onlardan önce erişemiyorsa bu altınları hariç tutar ve hedef olarak diğer altın kareler içerisinden en karlı olanı seçer. </text:span></text:p>
      <text:p text:style-name="P38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5:02:28.765000000</meta:creation-date>
    <dc:date>2020-11-17T17:40:05.195000000</dc:date>
    <meta:editing-duration>PT28M59S</meta:editing-duration>
    <meta:editing-cycles>5</meta:editing-cycles>
    <meta:generator>LibreOffice/7.0.2.2$Windows_X86_64 LibreOffice_project/8349ace3c3162073abd90d81fd06dcfb6b36b994</meta:generator>
    <meta:document-statistic meta:table-count="0" meta:image-count="0" meta:object-count="0" meta:page-count="7" meta:paragraph-count="130" meta:word-count="1141" meta:character-count="9594" meta:non-whitespace-character-count="8573"/>
  </office:meta>
</office:document-meta>
</file>